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3.485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2.914cm"/>
    </style:style>
    <style:style style:name="co7" style:family="table-column">
      <style:table-column-properties fo:break-before="auto" style:column-width="3.457cm"/>
    </style:style>
    <style:style style:name="co8" style:family="table-column">
      <style:table-column-properties fo:break-before="auto" style:column-width="2.776cm"/>
    </style:style>
    <style:style style:name="co9" style:family="table-column">
      <style:table-column-properties fo:break-before="auto" style:column-width="3.54cm"/>
    </style:style>
    <style:style style:name="co10" style:family="table-column">
      <style:table-column-properties fo:break-before="auto" style:column-width="2.85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8cm" svg:height="9.005cm" svg:x="42.384cm" svg:y="2.682cm">
            <draw:object draw:notify-on-update-of-ranges="Hoja1.H7:Hoja1.H7 Hoja1.H8:Hoja1.H8 Hoja1.I7:Hoja1.I7 Hoja1.I8:Hoja1.I8 Hoja1.J7:Hoja1.J7 Hoja1.J8:Hoja1.J8 Hoja1.K7:Hoja1.K7 Hoja1.K8:Hoja1.K8 Hoja1.L7:Hoja1.L7 Hoja1.L8:Hoja1.L8 Hoja1.M7:Hoja1.M7 Hoja1.M8:Hoja1.M8 Hoja1.N7:Hoja1.N7 Hoja1.N8:Hoja1.N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97cm" svg:height="9.005cm" svg:x="42.439cm" svg:y="11.82cm">
            <draw:object draw:notify-on-update-of-ranges="Hoja1.H10:Hoja1.H10 Hoja1.I7:Hoja1.I7 Hoja1.I10:Hoja1.I10 Hoja1.J7:Hoja1.J7 Hoja1.J10:Hoja1.J10 Hoja1.K7:Hoja1.K7 Hoja1.K10:Hoja1.K10 Hoja1.L7:Hoja1.L7 Hoja1.L10:Hoja1.L10 Hoja1.M7:Hoja1.M7 Hoja1.M10:Hoja1.M10 Hoja1.N7:Hoja1.N7 Hoja1.N10:Hoja1.N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7cm" svg:height="9.005cm" svg:x="42.439cm" svg:y="21.09cm">
            <draw:object draw:notify-on-update-of-ranges="Hoja1.H14:Hoja1.H14 Hoja1.H15:Hoja1.H15 Hoja1.I14:Hoja1.I14 Hoja1.I15:Hoja1.I15 Hoja1.J14:Hoja1.J14 Hoja1.J15:Hoja1.J15 Hoja1.K14:Hoja1.K14 Hoja1.K15:Hoja1.K15 Hoja1.L14:Hoja1.L14 Hoja1.L15:Hoja1.L15 Hoja1.M14:Hoja1.M14 Hoja1.M15:Hoja1.M15 Hoja1.N14:Hoja1.N14 Hoja1.N15:Hoja1.N1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4cm" svg:x="42.302cm" svg:y="30.574cm">
            <draw:object draw:notify-on-update-of-ranges="Hoja1.H17:Hoja1.H17 Hoja1.I14:Hoja1.I14 Hoja1.I17:Hoja1.I17 Hoja1.J14:Hoja1.J14 Hoja1.J17:Hoja1.J17 Hoja1.K14:Hoja1.K14 Hoja1.K17:Hoja1.K17 Hoja1.L14:Hoja1.L14 Hoja1.L17:Hoja1.L17 Hoja1.M14:Hoja1.M14 Hoja1.M17:Hoja1.M17 Hoja1.N14:Hoja1.N14 Hoja1.N17:Hoja1.N17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ime for test</text:p>
          </table:table-cell>
          <table:table-cell office:value-type="string" calcext:value-type="string">
            <text:p>Failed requests</text:p>
          </table:table-cell>
          <table:table-cell office:value-type="string" calcext:value-type="string">
            <text:p>Requests per second</text:p>
          </table:table-cell>
          <table:table-cell/>
          <table:table-cell office:value-type="string" calcext:value-type="string">
            <text:p>AB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Desv. Estándar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Desv. Estándar</text:p>
          </table:table-cell>
          <table:table-cell office:value-type="string" calcext:value-type="string">
            <text:p>Haproxy</text:p>
          </table:table-cell>
          <table:table-cell office:value-type="string" calcext:value-type="string">
            <text:p>Desv. Estándar</text:p>
          </table:table-cell>
        </table:table-row>
        <table:table-row table:style-name="ro1">
          <table:table-cell table:number-columns-repeated="3"/>
          <table:table-cell office:value-type="float" office:value="0.259" calcext:value-type="float">
            <text:p>0,259</text:p>
          </table:table-cell>
          <table:table-cell office:value-type="float" office:value="0" calcext:value-type="float">
            <text:p>0</text:p>
          </table:table-cell>
          <table:table-cell office:value-type="float" office:value="3854.52" calcext:value-type="float">
            <text:p>3854,52</text:p>
          </table:table-cell>
          <table:table-cell/>
          <table:table-cell office:value-type="string" calcext:value-type="string">
            <text:p>Time for test</text:p>
          </table:table-cell>
          <table:table-cell table:formula="of:=[.D18]" office:value-type="float" office:value="0.2618" calcext:value-type="float">
            <text:p>0,2618</text:p>
          </table:table-cell>
          <table:table-cell table:formula="of:=[.D19]" office:value-type="float" office:value="0.0073184697854128" calcext:value-type="float">
            <text:p>0,0073184698</text:p>
          </table:table-cell>
          <table:table-cell table:formula="of:=[.D32]" office:value-type="float" office:value="0.4554" calcext:value-type="float">
            <text:p>0,4554</text:p>
          </table:table-cell>
          <table:table-cell table:formula="of:=[.D33]" office:value-type="float" office:value="0.0160137440968688" calcext:value-type="float">
            <text:p>0,0160137441</text:p>
          </table:table-cell>
          <table:table-cell table:formula="of:=[.D45]" office:value-type="float" office:value="0.4203" calcext:value-type="float">
            <text:p>0,4203</text:p>
          </table:table-cell>
          <table:table-cell table:formula="of:=[.D46]" office:value-type="float" office:value="0.0167454471424325" calcext:value-type="float">
            <text:p>0,0167454471</text:p>
          </table:table-cell>
        </table:table-row>
        <table:table-row table:style-name="ro1">
          <table:table-cell table:number-columns-repeated="3"/>
          <table:table-cell office:value-type="float" office:value="0.265" calcext:value-type="float">
            <text:p>0,265</text:p>
          </table:table-cell>
          <table:table-cell office:value-type="float" office:value="0" calcext:value-type="float">
            <text:p>0</text:p>
          </table:table-cell>
          <table:table-cell office:value-type="float" office:value="3768.47" calcext:value-type="float">
            <text:p>3768,47</text:p>
          </table:table-cell>
          <table:table-cell/>
          <table:table-cell office:value-type="string" calcext:value-type="string">
            <text:p>Failed reques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.253" calcext:value-type="float">
            <text:p>0,253</text:p>
          </table:table-cell>
          <table:table-cell office:value-type="float" office:value="0" calcext:value-type="float">
            <text:p>0</text:p>
          </table:table-cell>
          <table:table-cell office:value-type="float" office:value="3953.58" calcext:value-type="float">
            <text:p>3953,58</text:p>
          </table:table-cell>
          <table:table-cell/>
          <table:table-cell office:value-type="string" calcext:value-type="string">
            <text:p>Requests per second</text:p>
          </table:table-cell>
          <table:table-cell table:formula="of:=[.F18]" office:value-type="float" office:value="3822.225" calcext:value-type="float">
            <text:p>3822,225</text:p>
          </table:table-cell>
          <table:table-cell table:formula="of:=[.F19]" office:value-type="float" office:value="102.621315159181" calcext:value-type="float">
            <text:p>102,6213151592</text:p>
          </table:table-cell>
          <table:table-cell table:formula="of:=[.F32]" office:value-type="float" office:value="2198.361" calcext:value-type="float">
            <text:p>2198,361</text:p>
          </table:table-cell>
          <table:table-cell table:formula="of:=[.F33]" office:value-type="float" office:value="78.2742589169645" calcext:value-type="float">
            <text:p>78,274258917</text:p>
          </table:table-cell>
          <table:table-cell table:formula="of:=[.F45]" office:value-type="float" office:value="2382.829" calcext:value-type="float">
            <text:p>2382,829</text:p>
          </table:table-cell>
          <table:table-cell table:formula="of:=[.F46]" office:value-type="float" office:value="95.9488624685046" calcext:value-type="float">
            <text:p>95,9488624685</text:p>
          </table:table-cell>
        </table:table-row>
        <table:table-row table:style-name="ro1">
          <table:table-cell/>
          <table:table-cell office:value-type="string" calcext:value-type="string">
            <text:p>Apache benchmark Host</text:p>
          </table:table-cell>
          <table:table-cell/>
          <table:table-cell office:value-type="float" office:value="0.264" calcext:value-type="float">
            <text:p>0,264</text:p>
          </table:table-cell>
          <table:table-cell office:value-type="float" office:value="0" calcext:value-type="float">
            <text:p>0</text:p>
          </table:table-cell>
          <table:table-cell office:value-type="float" office:value="3789.03" calcext:value-type="float">
            <text:p>3789,0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28" calcext:value-type="float">
            <text:p>0,28</text:p>
          </table:table-cell>
          <table:table-cell office:value-type="float" office:value="0" calcext:value-type="float">
            <text:p>0</text:p>
          </table:table-cell>
          <table:table-cell office:value-type="float" office:value="3576.06" calcext:value-type="float">
            <text:p>3576,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265" calcext:value-type="float">
            <text:p>0,265</text:p>
          </table:table-cell>
          <table:table-cell office:value-type="float" office:value="0" calcext:value-type="float">
            <text:p>0</text:p>
          </table:table-cell>
          <table:table-cell office:value-type="float" office:value="3775.17" calcext:value-type="float">
            <text:p>3775,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261" calcext:value-type="float">
            <text:p>0,261</text:p>
          </table:table-cell>
          <table:table-cell office:value-type="float" office:value="0" calcext:value-type="float">
            <text:p>0</text:p>
          </table:table-cell>
          <table:table-cell office:value-type="float" office:value="3835.55" calcext:value-type="float">
            <text:p>3835,55</text:p>
          </table:table-cell>
          <table:table-cell/>
          <table:table-cell office:value-type="string" calcext:value-type="string">
            <text:p>Siege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Desv. Estándar</text:p>
          </table:table-cell>
          <table:table-cell office:value-type="string" calcext:value-type="string">
            <text:p>Nginx</text:p>
          </table:table-cell>
          <table:table-cell office:value-type="string" calcext:value-type="string">
            <text:p>Desv. Estándar</text:p>
          </table:table-cell>
          <table:table-cell office:value-type="string" calcext:value-type="string">
            <text:p>Haproxy</text:p>
          </table:table-cell>
          <table:table-cell office:value-type="string" calcext:value-type="string">
            <text:p>Desv. Estándar</text:p>
          </table:table-cell>
        </table:table-row>
        <table:table-row table:style-name="ro1">
          <table:table-cell table:number-columns-repeated="3"/>
          <table:table-cell office:value-type="float" office:value="0.255" calcext:value-type="float">
            <text:p>0,255</text:p>
          </table:table-cell>
          <table:table-cell office:value-type="float" office:value="0" calcext:value-type="float">
            <text:p>0</text:p>
          </table:table-cell>
          <table:table-cell office:value-type="float" office:value="3915.61" calcext:value-type="float">
            <text:p>3915,61</text:p>
          </table:table-cell>
          <table:table-cell/>
          <table:table-cell office:value-type="string" calcext:value-type="string">
            <text:p>Time for test</text:p>
          </table:table-cell>
          <table:table-cell table:formula="of:=[.J30]" office:value-type="float" office:value="4.64" calcext:value-type="float">
            <text:p>4,64</text:p>
          </table:table-cell>
          <table:table-cell table:formula="of:=[.J31]" office:value-type="float" office:value="0.29698484809835" calcext:value-type="float">
            <text:p>0,2969848481</text:p>
          </table:table-cell>
          <table:table-cell table:formula="of:=[.J44]" office:value-type="float" office:value="4.582" calcext:value-type="float">
            <text:p>4,582</text:p>
          </table:table-cell>
          <table:table-cell table:formula="of:=[.J45]" office:value-type="float" office:value="0.0932523458149981" calcext:value-type="float">
            <text:p>0,0932523458</text:p>
          </table:table-cell>
          <table:table-cell table:formula="of:=[.J57]" office:value-type="float" office:value="4.188" calcext:value-type="float">
            <text:p>4,188</text:p>
          </table:table-cell>
          <table:table-cell table:formula="of:=[.J58]" office:value-type="float" office:value="0.125123938556936" calcext:value-type="float">
            <text:p>0,1251239386</text:p>
          </table:table-cell>
        </table:table-row>
        <table:table-row table:style-name="ro1">
          <table:table-cell table:number-columns-repeated="3"/>
          <table:table-cell office:value-type="float" office:value="0.261" calcext:value-type="float">
            <text:p>0,261</text:p>
          </table:table-cell>
          <table:table-cell office:value-type="float" office:value="0" calcext:value-type="float">
            <text:p>0</text:p>
          </table:table-cell>
          <table:table-cell office:value-type="float" office:value="3825.73" calcext:value-type="float">
            <text:p>3825,73</text:p>
          </table:table-cell>
          <table:table-cell/>
          <table:table-cell office:value-type="string" calcext:value-type="string">
            <text:p>Failed requests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float" office:value="0.255" calcext:value-type="float">
            <text:p>0,255</text:p>
          </table:table-cell>
          <table:table-cell office:value-type="float" office:value="0" calcext:value-type="float">
            <text:p>0</text:p>
          </table:table-cell>
          <table:table-cell office:value-type="float" office:value="3928.53" calcext:value-type="float">
            <text:p>3928,53</text:p>
          </table:table-cell>
          <table:table-cell/>
          <table:table-cell office:value-type="string" calcext:value-type="string">
            <text:p>Requests per second</text:p>
          </table:table-cell>
          <table:table-cell table:formula="of:=[.L30]" office:value-type="float" office:value="4492.818" calcext:value-type="float">
            <text:p>4492,818</text:p>
          </table:table-cell>
          <table:table-cell table:formula="of:=[.L31]" office:value-type="float" office:value="143.043080979123" calcext:value-type="float">
            <text:p>143,0430809791</text:p>
          </table:table-cell>
          <table:table-cell table:formula="of:=[.L44]" office:value-type="float" office:value="2418.296" calcext:value-type="float">
            <text:p>2418,296</text:p>
          </table:table-cell>
          <table:table-cell table:formula="of:=[.L45]" office:value-type="float" office:value="78.2851090821236" calcext:value-type="float">
            <text:p>78,2851090821</text:p>
          </table:table-cell>
          <table:table-cell table:formula="of:=[.L57]" office:value-type="float" office:value="2986.754" calcext:value-type="float">
            <text:p>2986,754</text:p>
          </table:table-cell>
          <table:table-cell table:formula="of:=[.L58]" office:value-type="float" office:value="134.076083713689" calcext:value-type="float">
            <text:p>134,076083713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table:formula="of:=AVERAGE([.D8:.D17])" office:value-type="float" office:value="0.2618" calcext:value-type="float">
            <text:p>0,2618</text:p>
          </table:table-cell>
          <table:table-cell/>
          <table:table-cell table:formula="of:=AVERAGE([.F8:.F17])" office:value-type="float" office:value="3822.225" calcext:value-type="float">
            <text:p>3822,2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sviacion</text:p>
          </table:table-cell>
          <table:table-cell table:formula="of:=STDEVPA([.D8:.D17])" office:value-type="float" office:value="0.0073184697854128" calcext:value-type="float">
            <text:p>0,0073184698</text:p>
          </table:table-cell>
          <table:table-cell/>
          <table:table-cell table:formula="of:=STDEVPA([.F8:.F17])" office:value-type="float" office:value="102.621315159181" calcext:value-type="float">
            <text:p>102,6213151592</text:p>
          </table:table-cell>
          <table:table-cell table:number-columns-repeated="3"/>
          <table:table-cell office:value-type="string" calcext:value-type="string">
            <text:p>Time for test</text:p>
          </table:table-cell>
          <table:table-cell office:value-type="string" calcext:value-type="string">
            <text:p>Failed requests</text:p>
          </table:table-cell>
          <table:table-cell office:value-type="string" calcext:value-type="string">
            <text:p>Requests per second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.09" calcext:value-type="float">
            <text:p>4,09</text:p>
          </table:table-cell>
          <table:table-cell office:value-type="float" office:value="0" calcext:value-type="float">
            <text:p>0</text:p>
          </table:table-cell>
          <table:table-cell office:value-type="float" office:value="4715.89" calcext:value-type="float">
            <text:p>4715,8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me for test</text:p>
          </table:table-cell>
          <table:table-cell office:value-type="string" calcext:value-type="string">
            <text:p>Failed requests</text:p>
          </table:table-cell>
          <table:table-cell office:value-type="string" calcext:value-type="string">
            <text:p>Requests per second</text:p>
          </table:table-cell>
          <table:table-cell table:number-columns-repeated="3"/>
          <table:table-cell office:value-type="float" office:value="4.76" calcext:value-type="float">
            <text:p>4,76</text:p>
          </table:table-cell>
          <table:table-cell office:value-type="float" office:value="0" calcext:value-type="float">
            <text:p>0</text:p>
          </table:table-cell>
          <table:table-cell office:value-type="float" office:value="4461.13" calcext:value-type="float">
            <text:p>4461,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3" calcext:value-type="float">
            <text:p>0,463</text:p>
          </table:table-cell>
          <table:table-cell office:value-type="float" office:value="0" calcext:value-type="float">
            <text:p>0</text:p>
          </table:table-cell>
          <table:table-cell office:value-type="float" office:value="2160.22" calcext:value-type="float">
            <text:p>2160,22</text:p>
          </table:table-cell>
          <table:table-cell table:number-columns-repeated="3"/>
          <table:table-cell office:value-type="float" office:value="4.87" calcext:value-type="float">
            <text:p>4,87</text:p>
          </table:table-cell>
          <table:table-cell office:value-type="float" office:value="0" calcext:value-type="float">
            <text:p>0</text:p>
          </table:table-cell>
          <table:table-cell office:value-type="float" office:value="4512.53" calcext:value-type="float">
            <text:p>4512,5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56" calcext:value-type="float">
            <text:p>0,456</text:p>
          </table:table-cell>
          <table:table-cell office:value-type="float" office:value="0" calcext:value-type="float">
            <text:p>0</text:p>
          </table:table-cell>
          <table:table-cell office:value-type="float" office:value="2191.15" calcext:value-type="float">
            <text:p>2191,15</text:p>
          </table:table-cell>
          <table:table-cell/>
          <table:table-cell office:value-type="string" calcext:value-type="string">
            <text:p>Siege benchmark Host</text:p>
          </table:table-cell>
          <table:table-cell/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office:value-type="float" office:value="4267.12" calcext:value-type="float">
            <text:p>4267,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79" calcext:value-type="float">
            <text:p>0,479</text:p>
          </table:table-cell>
          <table:table-cell office:value-type="float" office:value="0" calcext:value-type="float">
            <text:p>0</text:p>
          </table:table-cell>
          <table:table-cell office:value-type="float" office:value="2088.95" calcext:value-type="float">
            <text:p>2088,95</text:p>
          </table:table-cell>
          <table:table-cell table:number-columns-repeated="3"/>
          <table:table-cell office:value-type="float" office:value="4.58" calcext:value-type="float">
            <text:p>4,58</text:p>
          </table:table-cell>
          <table:table-cell office:value-type="float" office:value="0" calcext:value-type="float">
            <text:p>0</text:p>
          </table:table-cell>
          <table:table-cell office:value-type="float" office:value="4507.42" calcext:value-type="float">
            <text:p>4507,4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ache benchmark Nginx</text:p>
          </table:table-cell>
          <table:table-cell/>
          <table:table-cell office:value-type="float" office:value="0.45" calcext:value-type="float">
            <text:p>0,45</text:p>
          </table:table-cell>
          <table:table-cell office:value-type="float" office:value="0" calcext:value-type="float">
            <text:p>0</text:p>
          </table:table-cell>
          <table:table-cell office:value-type="float" office:value="2222.59" calcext:value-type="float">
            <text:p>2222,5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442" calcext:value-type="float">
            <text:p>0,442</text:p>
          </table:table-cell>
          <table:table-cell office:value-type="float" office:value="0" calcext:value-type="float">
            <text:p>0</text:p>
          </table:table-cell>
          <table:table-cell office:value-type="float" office:value="2261.39" calcext:value-type="float">
            <text:p>2261,3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471" calcext:value-type="float">
            <text:p>0,471</text:p>
          </table:table-cell>
          <table:table-cell office:value-type="float" office:value="0" calcext:value-type="float">
            <text:p>0</text:p>
          </table:table-cell>
          <table:table-cell office:value-type="float" office:value="2123.68" calcext:value-type="float">
            <text:p>2123,6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467" calcext:value-type="float">
            <text:p>0,467</text:p>
          </table:table-cell>
          <table:table-cell office:value-type="float" office:value="0" calcext:value-type="float">
            <text:p>0</text:p>
          </table:table-cell>
          <table:table-cell office:value-type="float" office:value="2140.06" calcext:value-type="float">
            <text:p>2140,0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424" calcext:value-type="float">
            <text:p>0,424</text:p>
          </table:table-cell>
          <table:table-cell office:value-type="float" office:value="0" calcext:value-type="float">
            <text:p>0</text:p>
          </table:table-cell>
          <table:table-cell office:value-type="float" office:value="2356.68" calcext:value-type="float">
            <text:p>2356,6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438" calcext:value-type="float">
            <text:p>0,438</text:p>
          </table:table-cell>
          <table:table-cell office:value-type="float" office:value="0" calcext:value-type="float">
            <text:p>0</text:p>
          </table:table-cell>
          <table:table-cell office:value-type="float" office:value="2283.87" calcext:value-type="float">
            <text:p>2283,87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table:formula="of:=AVERAGE([.J20:.J29])" office:value-type="float" office:value="4.64" calcext:value-type="float">
            <text:p>4,64</text:p>
          </table:table-cell>
          <table:table-cell/>
          <table:table-cell table:formula="of:=AVERAGE([.L20:.L29])" office:value-type="float" office:value="4492.818" calcext:value-type="float">
            <text:p>4492,81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64" calcext:value-type="float">
            <text:p>0,464</text:p>
          </table:table-cell>
          <table:table-cell office:value-type="float" office:value="0" calcext:value-type="float">
            <text:p>0</text:p>
          </table:table-cell>
          <table:table-cell office:value-type="float" office:value="2155.02" calcext:value-type="float">
            <text:p>2155,02</text:p>
          </table:table-cell>
          <table:table-cell table:number-columns-repeated="2"/>
          <table:table-cell office:value-type="string" calcext:value-type="string">
            <text:p>Desviacion</text:p>
          </table:table-cell>
          <table:table-cell table:formula="of:=STDEVPA([.J20:.J29])" office:value-type="float" office:value="0.29698484809835" calcext:value-type="float">
            <text:p>0,2969848481</text:p>
          </table:table-cell>
          <table:table-cell/>
          <table:table-cell table:formula="of:=STDEVPA([.L20:.L29])" office:value-type="float" office:value="143.043080979123" calcext:value-type="float">
            <text:p>143,043080979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table:formula="of:=AVERAGE([.D22:.D31])" office:value-type="float" office:value="0.4554" calcext:value-type="float">
            <text:p>0,4554</text:p>
          </table:table-cell>
          <table:table-cell/>
          <table:table-cell table:formula="of:=AVERAGE([.F22:.F31])" office:value-type="float" office:value="2198.361" calcext:value-type="float">
            <text:p>2198,3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Desviacion</text:p>
          </table:table-cell>
          <table:table-cell table:formula="of:=STDEVPA([.D22:.D31])" office:value-type="float" office:value="0.0160137440968688" calcext:value-type="float">
            <text:p>0,0160137441</text:p>
          </table:table-cell>
          <table:table-cell/>
          <table:table-cell table:formula="of:=STDEVPA([.F22:.F31])" office:value-type="float" office:value="78.2742589169645" calcext:value-type="float">
            <text:p>78,274258917</text:p>
          </table:table-cell>
          <table:table-cell table:number-columns-repeated="3"/>
          <table:table-cell office:value-type="string" calcext:value-type="string">
            <text:p>Time for test</text:p>
          </table:table-cell>
          <table:table-cell office:value-type="string" calcext:value-type="string">
            <text:p>Failed requests</text:p>
          </table:table-cell>
          <table:table-cell office:value-type="string" calcext:value-type="string">
            <text:p>Requests per seco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me for test</text:p>
          </table:table-cell>
          <table:table-cell office:value-type="string" calcext:value-type="string">
            <text:p>Failed requests</text:p>
          </table:table-cell>
          <table:table-cell office:value-type="string" calcext:value-type="string">
            <text:p>Requests per second</text:p>
          </table:table-cell>
          <table:table-cell table:number-columns-repeated="3"/>
          <table:table-cell office:value-type="float" office:value="4.53" calcext:value-type="float">
            <text:p>4,53</text:p>
          </table:table-cell>
          <table:table-cell office:value-type="float" office:value="0" calcext:value-type="float">
            <text:p>0</text:p>
          </table:table-cell>
          <table:table-cell office:value-type="float" office:value="2351.88" calcext:value-type="float">
            <text:p>2351,8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15" calcext:value-type="float">
            <text:p>0,415</text:p>
          </table:table-cell>
          <table:table-cell office:value-type="float" office:value="0" calcext:value-type="float">
            <text:p>0</text:p>
          </table:table-cell>
          <table:table-cell office:value-type="float" office:value="2408.21" calcext:value-type="float">
            <text:p>2408,21</text:p>
          </table:table-cell>
          <table:table-cell table:number-columns-repeated="3"/>
          <table:table-cell office:value-type="float" office:value="4.54" calcext:value-type="float">
            <text:p>4,54</text:p>
          </table:table-cell>
          <table:table-cell office:value-type="float" office:value="0" calcext:value-type="float">
            <text:p>0</text:p>
          </table:table-cell>
          <table:table-cell office:value-type="float" office:value="2466.74" calcext:value-type="float">
            <text:p>2466,7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21" calcext:value-type="float">
            <text:p>0,421</text:p>
          </table:table-cell>
          <table:table-cell office:value-type="float" office:value="0" calcext:value-type="float">
            <text:p>0</text:p>
          </table:table-cell>
          <table:table-cell office:value-type="float" office:value="2373.8" calcext:value-type="float">
            <text:p>2373,8</text:p>
          </table:table-cell>
          <table:table-cell table:number-columns-repeated="3"/>
          <table:table-cell office:value-type="float" office:value="4.46" calcext:value-type="float">
            <text:p>4,46</text:p>
          </table:table-cell>
          <table:table-cell office:value-type="float" office:value="0" calcext:value-type="float">
            <text:p>0</text:p>
          </table:table-cell>
          <table:table-cell office:value-type="float" office:value="2454.26" calcext:value-type="float">
            <text:p>2454,2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06" calcext:value-type="float">
            <text:p>0,406</text:p>
          </table:table-cell>
          <table:table-cell office:value-type="float" office:value="0" calcext:value-type="float">
            <text:p>0</text:p>
          </table:table-cell>
          <table:table-cell office:value-type="float" office:value="2462.05" calcext:value-type="float">
            <text:p>2462,05</text:p>
          </table:table-cell>
          <table:table-cell/>
          <table:table-cell office:value-type="string" calcext:value-type="string">
            <text:p>Siege benchmark Nginx</text:p>
          </table:table-cell>
          <table:table-cell/>
          <table:table-cell office:value-type="float" office:value="4.67" calcext:value-type="float">
            <text:p>4,67</text:p>
          </table:table-cell>
          <table:table-cell office:value-type="float" office:value="0" calcext:value-type="float">
            <text:p>0</text:p>
          </table:table-cell>
          <table:table-cell office:value-type="float" office:value="2515.2" calcext:value-type="float">
            <text:p>2515,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.419" calcext:value-type="float">
            <text:p>0,419</text:p>
          </table:table-cell>
          <table:table-cell office:value-type="float" office:value="0" calcext:value-type="float">
            <text:p>0</text:p>
          </table:table-cell>
          <table:table-cell office:value-type="float" office:value="2386.74" calcext:value-type="float">
            <text:p>2386,74</text:p>
          </table:table-cell>
          <table:table-cell table:number-columns-repeated="3"/>
          <table:table-cell office:value-type="float" office:value="4.71" calcext:value-type="float">
            <text:p>4,71</text:p>
          </table:table-cell>
          <table:table-cell office:value-type="float" office:value="0" calcext:value-type="float">
            <text:p>0</text:p>
          </table:table-cell>
          <table:table-cell office:value-type="float" office:value="2303.4" calcext:value-type="float">
            <text:p>2303,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ache benchmark Haproxy</text:p>
          </table:table-cell>
          <table:table-cell/>
          <table:table-cell office:value-type="float" office:value="0.391" calcext:value-type="float">
            <text:p>0,391</text:p>
          </table:table-cell>
          <table:table-cell office:value-type="float" office:value="0" calcext:value-type="float">
            <text:p>0</text:p>
          </table:table-cell>
          <table:table-cell office:value-type="float" office:value="2556.52" calcext:value-type="float">
            <text:p>2556,5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428" calcext:value-type="float">
            <text:p>0,428</text:p>
          </table:table-cell>
          <table:table-cell office:value-type="float" office:value="0" calcext:value-type="float">
            <text:p>0</text:p>
          </table:table-cell>
          <table:table-cell office:value-type="float" office:value="2335.85" calcext:value-type="float">
            <text:p>2335,8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436" calcext:value-type="float">
            <text:p>0,436</text:p>
          </table:table-cell>
          <table:table-cell office:value-type="float" office:value="0" calcext:value-type="float">
            <text:p>0</text:p>
          </table:table-cell>
          <table:table-cell office:value-type="float" office:value="2295.71" calcext:value-type="float">
            <text:p>2295,7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444" calcext:value-type="float">
            <text:p>0,444</text:p>
          </table:table-cell>
          <table:table-cell office:value-type="float" office:value="0" calcext:value-type="float">
            <text:p>0</text:p>
          </table:table-cell>
          <table:table-cell office:value-type="float" office:value="2252.08" calcext:value-type="float">
            <text:p>2252,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442" calcext:value-type="float">
            <text:p>0,442</text:p>
          </table:table-cell>
          <table:table-cell office:value-type="float" office:value="0" calcext:value-type="float">
            <text:p>0</text:p>
          </table:table-cell>
          <table:table-cell office:value-type="float" office:value="2260.45" calcext:value-type="float">
            <text:p>2260,4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0.401" calcext:value-type="float">
            <text:p>0,401</text:p>
          </table:table-cell>
          <table:table-cell office:value-type="float" office:value="0" calcext:value-type="float">
            <text:p>0</text:p>
          </table:table-cell>
          <table:table-cell office:value-type="float" office:value="2496.88" calcext:value-type="float">
            <text:p>2496,88</text:p>
          </table:table-cell>
          <table:table-cell table:number-columns-repeated="2"/>
          <table:table-cell office:value-type="string" calcext:value-type="string">
            <text:p>Media</text:p>
          </table:table-cell>
          <table:table-cell table:formula="of:=AVERAGE([.J34:.J43])" office:value-type="float" office:value="4.582" calcext:value-type="float">
            <text:p>4,582</text:p>
          </table:table-cell>
          <table:table-cell/>
          <table:table-cell table:formula="of:=AVERAGE([.L34:.L43])" office:value-type="float" office:value="2418.296" calcext:value-type="float">
            <text:p>2418,29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dia</text:p>
          </table:table-cell>
          <table:table-cell table:formula="of:=AVERAGE([.D35:.D44])" office:value-type="float" office:value="0.4203" calcext:value-type="float">
            <text:p>0,4203</text:p>
          </table:table-cell>
          <table:table-cell/>
          <table:table-cell table:formula="of:=AVERAGE([.F35:.F44])" office:value-type="float" office:value="2382.829" calcext:value-type="float">
            <text:p>2382,829</text:p>
          </table:table-cell>
          <table:table-cell table:number-columns-repeated="2"/>
          <table:table-cell office:value-type="string" calcext:value-type="string">
            <text:p>Desviacion</text:p>
          </table:table-cell>
          <table:table-cell table:formula="of:=STDEVPA([.J34:.J43])" office:value-type="float" office:value="0.0932523458149981" calcext:value-type="float">
            <text:p>0,0932523458</text:p>
          </table:table-cell>
          <table:table-cell/>
          <table:table-cell table:formula="of:=STDEVPA([.L34:.L43])" office:value-type="float" office:value="78.2851090821236" calcext:value-type="float">
            <text:p>78,28510908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esviacion</text:p>
          </table:table-cell>
          <table:table-cell table:formula="of:=STDEVPA([.D35:.D44])" office:value-type="float" office:value="0.0167454471424325" calcext:value-type="float">
            <text:p>0,0167454471</text:p>
          </table:table-cell>
          <table:table-cell/>
          <table:table-cell table:formula="of:=STDEVPA([.F35:.F44])" office:value-type="float" office:value="95.9488624685046" calcext:value-type="float">
            <text:p>95,9488624685</text:p>
          </table:table-cell>
          <table:table-cell table:number-columns-repeated="3"/>
          <table:table-cell office:value-type="string" calcext:value-type="string">
            <text:p>Time for test</text:p>
          </table:table-cell>
          <table:table-cell office:value-type="string" calcext:value-type="string">
            <text:p>Failed requests</text:p>
          </table:table-cell>
          <table:table-cell office:value-type="string" calcext:value-type="string">
            <text:p>Requests per second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.39" calcext:value-type="float">
            <text:p>4,39</text:p>
          </table:table-cell>
          <table:table-cell office:value-type="float" office:value="0" calcext:value-type="float">
            <text:p>0</text:p>
          </table:table-cell>
          <table:table-cell office:value-type="float" office:value="3153.76" calcext:value-type="float">
            <text:p>3153,7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.22" calcext:value-type="float">
            <text:p>4,22</text:p>
          </table:table-cell>
          <table:table-cell office:value-type="float" office:value="0" calcext:value-type="float">
            <text:p>0</text:p>
          </table:table-cell>
          <table:table-cell office:value-type="float" office:value="2762.56" calcext:value-type="float">
            <text:p>2762,56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.05" calcext:value-type="float">
            <text:p>4,05</text:p>
          </table:table-cell>
          <table:table-cell office:value-type="float" office:value="0" calcext:value-type="float">
            <text:p>0</text:p>
          </table:table-cell>
          <table:table-cell office:value-type="float" office:value="2932.35" calcext:value-type="float">
            <text:p>2932,35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4.22" calcext:value-type="float">
            <text:p>4,22</text:p>
          </table:table-cell>
          <table:table-cell office:value-type="float" office:value="0" calcext:value-type="float">
            <text:p>0</text:p>
          </table:table-cell>
          <table:table-cell office:value-type="float" office:value="3078.2" calcext:value-type="float">
            <text:p>3078,2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Siege benchmark Haproxy</text:p>
          </table:table-cell>
          <table:table-cell/>
          <table:table-cell office:value-type="float" office:value="4.06" calcext:value-type="float">
            <text:p>4,06</text:p>
          </table:table-cell>
          <table:table-cell office:value-type="float" office:value="0" calcext:value-type="float">
            <text:p>0</text:p>
          </table:table-cell>
          <table:table-cell office:value-type="float" office:value="3006.9" calcext:value-type="float">
            <text:p>3006,9</text:p>
          </table:table-cell>
          <table:table-cell table:number-columns-repeated="2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8"/>
          <table:table-cell office:value-type="string" calcext:value-type="string">
            <text:p>Media</text:p>
          </table:table-cell>
          <table:table-cell table:formula="of:=AVERAGE([.J47:.J56])" office:value-type="float" office:value="4.188" calcext:value-type="float">
            <text:p>4,188</text:p>
          </table:table-cell>
          <table:table-cell/>
          <table:table-cell table:formula="of:=AVERAGE([.L47:.L56])" office:value-type="float" office:value="2986.754" calcext:value-type="float">
            <text:p>2986,754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 calcext:value-type="string">
            <text:p>Desviacion</text:p>
          </table:table-cell>
          <table:table-cell table:formula="of:=STDEVPA([.J47:.J56])" office:value-type="float" office:value="0.125123938556936" calcext:value-type="float">
            <text:p>0,1251239386</text:p>
          </table:table-cell>
          <table:table-cell/>
          <table:table-cell table:formula="of:=STDEVPA([.L47:.L56])" office:value-type="float" office:value="134.076083713689" calcext:value-type="float">
            <text:p>134,076083713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7:10:54.466094586</meta:creation-date>
    <dc:date>2016-05-26T10:42:34.341261463</dc:date>
    <meta:editing-duration>PT14H1M8S</meta:editing-duration>
    <meta:editing-cycles>2</meta:editing-cycles>
    <meta:generator>LibreOffice/4.2.8.2$Linux_X86_64 LibreOffice_project/420m0$Build-2</meta:generator>
    <meta:document-statistic meta:table-count="1" meta:cell-count="25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bar" chart:style-name="ch1">
        <chart:legend chart:legend-position="end" svg:x="12.889cm" svg:y="2.959cm" style:legend-expansion="high" chart:style-name="ch2"/>
        <chart:plot-area chart:style-name="ch3" table:cell-range-address="Hoja1.H7:Hoja1.N8" chart:data-source-has-labels="both" svg:x="0.319cm" svg:y="0.18cm" svg:width="12.251cm" svg:height="8.646cm">
          <chartooo:coordinate-region svg:x="1.231cm" svg:y="0.379cm" svg:width="11.339cm" svg:height="7.8cm"/>
          <chart:axis chart:dimension="x" chart:name="primary-x" chart:style-name="ch4" chartooo:axis-type="auto">
            <chartooo:date-scale/>
            <chart:categories table:cell-range-address="Hoja1.H8:Hoja1.H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I8:Hoja1.I8" chart:label-cell-address="Hoja1.I7:Hoja1.I7" chart:class="chart:bar">
            <chart:data-point/>
          </chart:series>
          <chart:series chart:style-name="ch8" chart:values-cell-range-address="Hoja1.J8:Hoja1.J8" chart:label-cell-address="Hoja1.J7:Hoja1.J7" chart:class="chart:bar">
            <chart:data-point/>
          </chart:series>
          <chart:series chart:style-name="ch9" chart:values-cell-range-address="Hoja1.K8:Hoja1.K8" chart:label-cell-address="Hoja1.K7:Hoja1.K7" chart:class="chart:bar">
            <chart:data-point/>
          </chart:series>
          <chart:series chart:style-name="ch10" chart:values-cell-range-address="Hoja1.L8:Hoja1.L8" chart:label-cell-address="Hoja1.L7:Hoja1.L7" chart:class="chart:bar">
            <chart:data-point/>
          </chart:series>
          <chart:series chart:style-name="ch11" chart:values-cell-range-address="Hoja1.M8:Hoja1.M8" chart:label-cell-address="Hoja1.M7:Hoja1.M7" chart:class="chart:bar">
            <chart:data-point/>
          </chart:series>
          <chart:series chart:style-name="ch12" chart:values-cell-range-address="Hoja1.N8:Hoja1.N8" chart:label-cell-address="Hoja1.N7:Hoja1.N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</text:p>
                <draw:g>
                  <svg:desc>Hoja1.I7:Hoja1.I7</svg:desc>
                </draw:g>
              </table:table-cell>
              <table:table-cell office:value-type="string">
                <text:p>Desv. Estándar</text:p>
                <draw:g>
                  <svg:desc>Hoja1.J7:Hoja1.J7</svg:desc>
                </draw:g>
              </table:table-cell>
              <table:table-cell office:value-type="string">
                <text:p>Nginx</text:p>
                <draw:g>
                  <svg:desc>Hoja1.K7:Hoja1.K7</svg:desc>
                </draw:g>
              </table:table-cell>
              <table:table-cell office:value-type="string">
                <text:p>Desv. Estándar</text:p>
                <draw:g>
                  <svg:desc>Hoja1.L7:Hoja1.L7</svg:desc>
                </draw:g>
              </table:table-cell>
              <table:table-cell office:value-type="string">
                <text:p>Haproxy</text:p>
                <draw:g>
                  <svg:desc>Hoja1.M7:Hoja1.M7</svg:desc>
                </draw:g>
              </table:table-cell>
              <table:table-cell office:value-type="string">
                <text:p>Desv. Estándar</text:p>
                <draw:g>
                  <svg:desc>Hoja1.N7:Hoja1.N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 for test</text:p>
                <draw:g>
                  <svg:desc>Hoja1.H8:Hoja1.H8</svg:desc>
                </draw:g>
              </table:table-cell>
              <table:table-cell office:value-type="float" office:value="0.2618">
                <text:p>0.2618</text:p>
                <draw:g>
                  <svg:desc>Hoja1.I8:Hoja1.I8</svg:desc>
                </draw:g>
              </table:table-cell>
              <table:table-cell office:value-type="float" office:value="0.0073184697854128">
                <text:p>0.0073184697854128</text:p>
                <draw:g>
                  <svg:desc>Hoja1.J8:Hoja1.J8</svg:desc>
                </draw:g>
              </table:table-cell>
              <table:table-cell office:value-type="float" office:value="0.4554">
                <text:p>0.4554</text:p>
                <draw:g>
                  <svg:desc>Hoja1.K8:Hoja1.K8</svg:desc>
                </draw:g>
              </table:table-cell>
              <table:table-cell office:value-type="float" office:value="0.0160137440968688">
                <text:p>0.0160137440968688</text:p>
                <draw:g>
                  <svg:desc>Hoja1.L8:Hoja1.L8</svg:desc>
                </draw:g>
              </table:table-cell>
              <table:table-cell office:value-type="float" office:value="0.4203">
                <text:p>0.4203</text:p>
                <draw:g>
                  <svg:desc>Hoja1.M8:Hoja1.M8</svg:desc>
                </draw:g>
              </table:table-cell>
              <table:table-cell office:value-type="float" office:value="0.0167454471424325">
                <text:p>0.0167454471424325</text:p>
                <draw:g>
                  <svg:desc>Hoja1.N8:Hoja1.N8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88cm" svg:y="2.959cm" style:legend-expansion="high" chart:style-name="ch2"/>
        <chart:plot-area chart:style-name="ch3" table:cell-range-address="Hoja1.H10:Hoja1.N10 Hoja1.I7:Hoja1.N7" chart:data-source-has-labels="both" svg:x="0.319cm" svg:y="0.18cm" svg:width="12.25cm" svg:height="8.646cm">
          <chartooo:coordinate-region svg:x="1.311cm" svg:y="0.379cm" svg:width="11.258cm" svg:height="7.8cm"/>
          <chart:axis chart:dimension="x" chart:name="primary-x" chart:style-name="ch4" chartooo:axis-type="auto">
            <chartooo:date-scale/>
            <chart:categories table:cell-range-address="Hoja1.H10:Hoja1.H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I10:Hoja1.I10" chart:label-cell-address="Hoja1.I7:Hoja1.I7" chart:class="chart:bar">
            <chart:data-point/>
          </chart:series>
          <chart:series chart:style-name="ch8" chart:values-cell-range-address="Hoja1.J10:Hoja1.J10" chart:label-cell-address="Hoja1.J7:Hoja1.J7" chart:class="chart:bar">
            <chart:data-point/>
          </chart:series>
          <chart:series chart:style-name="ch9" chart:values-cell-range-address="Hoja1.K10:Hoja1.K10" chart:label-cell-address="Hoja1.K7:Hoja1.K7" chart:class="chart:bar">
            <chart:data-point/>
          </chart:series>
          <chart:series chart:style-name="ch10" chart:values-cell-range-address="Hoja1.L10:Hoja1.L10" chart:label-cell-address="Hoja1.L7:Hoja1.L7" chart:class="chart:bar">
            <chart:data-point/>
          </chart:series>
          <chart:series chart:style-name="ch11" chart:values-cell-range-address="Hoja1.M10:Hoja1.M10" chart:label-cell-address="Hoja1.M7:Hoja1.M7" chart:class="chart:bar">
            <chart:data-point/>
          </chart:series>
          <chart:series chart:style-name="ch12" chart:values-cell-range-address="Hoja1.N10:Hoja1.N10" chart:label-cell-address="Hoja1.N7:Hoja1.N7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</text:p>
                <draw:g>
                  <svg:desc>Hoja1.I7:Hoja1.I7</svg:desc>
                </draw:g>
              </table:table-cell>
              <table:table-cell office:value-type="string">
                <text:p>Desv. Estándar</text:p>
                <draw:g>
                  <svg:desc>Hoja1.J7:Hoja1.J7</svg:desc>
                </draw:g>
              </table:table-cell>
              <table:table-cell office:value-type="string">
                <text:p>Nginx</text:p>
                <draw:g>
                  <svg:desc>Hoja1.K7:Hoja1.K7</svg:desc>
                </draw:g>
              </table:table-cell>
              <table:table-cell office:value-type="string">
                <text:p>Desv. Estándar</text:p>
                <draw:g>
                  <svg:desc>Hoja1.L7:Hoja1.L7</svg:desc>
                </draw:g>
              </table:table-cell>
              <table:table-cell office:value-type="string">
                <text:p>Haproxy</text:p>
                <draw:g>
                  <svg:desc>Hoja1.M7:Hoja1.M7</svg:desc>
                </draw:g>
              </table:table-cell>
              <table:table-cell office:value-type="string">
                <text:p>Desv. Estándar</text:p>
                <draw:g>
                  <svg:desc>Hoja1.N7:Hoja1.N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quests per second</text:p>
                <draw:g>
                  <svg:desc>Hoja1.H10:Hoja1.H10</svg:desc>
                </draw:g>
              </table:table-cell>
              <table:table-cell office:value-type="float" office:value="3822.225">
                <text:p>3822.225</text:p>
                <draw:g>
                  <svg:desc>Hoja1.I10:Hoja1.I10</svg:desc>
                </draw:g>
              </table:table-cell>
              <table:table-cell office:value-type="float" office:value="102.621315159181">
                <text:p>102.621315159181</text:p>
                <draw:g>
                  <svg:desc>Hoja1.J10:Hoja1.J10</svg:desc>
                </draw:g>
              </table:table-cell>
              <table:table-cell office:value-type="float" office:value="2198.361">
                <text:p>2198.361</text:p>
                <draw:g>
                  <svg:desc>Hoja1.K10:Hoja1.K10</svg:desc>
                </draw:g>
              </table:table-cell>
              <table:table-cell office:value-type="float" office:value="78.2742589169645">
                <text:p>78.2742589169645</text:p>
                <draw:g>
                  <svg:desc>Hoja1.L10:Hoja1.L10</svg:desc>
                </draw:g>
              </table:table-cell>
              <table:table-cell office:value-type="float" office:value="2382.829">
                <text:p>2382.829</text:p>
                <draw:g>
                  <svg:desc>Hoja1.M10:Hoja1.M10</svg:desc>
                </draw:g>
              </table:table-cell>
              <table:table-cell office:value-type="float" office:value="95.9488624685046">
                <text:p>95.9488624685046</text:p>
                <draw:g>
                  <svg:desc>Hoja1.N10:Hoja1.N10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2.888cm" svg:y="2.959cm" style:legend-expansion="high" chart:style-name="ch2"/>
        <chart:plot-area chart:style-name="ch3" table:cell-range-address="Hoja1.H14:Hoja1.N15" chart:data-source-has-labels="both" svg:x="0.319cm" svg:y="0.18cm" svg:width="12.25cm" svg:height="8.646cm">
          <chartooo:coordinate-region svg:x="1.046cm" svg:y="0.379cm" svg:width="11.523cm" svg:height="7.8cm"/>
          <chart:axis chart:dimension="x" chart:name="primary-x" chart:style-name="ch4" chartooo:axis-type="auto">
            <chartooo:date-scale/>
            <chart:categories table:cell-range-address="Hoja1.H15:Hoja1.H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I15:Hoja1.I15" chart:label-cell-address="Hoja1.I14:Hoja1.I14" chart:class="chart:bar">
            <chart:data-point/>
          </chart:series>
          <chart:series chart:style-name="ch8" chart:values-cell-range-address="Hoja1.J15:Hoja1.J15" chart:label-cell-address="Hoja1.J14:Hoja1.J14" chart:class="chart:bar">
            <chart:data-point/>
          </chart:series>
          <chart:series chart:style-name="ch9" chart:values-cell-range-address="Hoja1.K15:Hoja1.K15" chart:label-cell-address="Hoja1.K14:Hoja1.K14" chart:class="chart:bar">
            <chart:data-point/>
          </chart:series>
          <chart:series chart:style-name="ch10" chart:values-cell-range-address="Hoja1.L15:Hoja1.L15" chart:label-cell-address="Hoja1.L14:Hoja1.L14" chart:class="chart:bar">
            <chart:data-point/>
          </chart:series>
          <chart:series chart:style-name="ch11" chart:values-cell-range-address="Hoja1.M15:Hoja1.M15" chart:label-cell-address="Hoja1.M14:Hoja1.M14" chart:class="chart:bar">
            <chart:data-point/>
          </chart:series>
          <chart:series chart:style-name="ch12" chart:values-cell-range-address="Hoja1.N15:Hoja1.N15" chart:label-cell-address="Hoja1.N14:Hoja1.N1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</text:p>
                <draw:g>
                  <svg:desc>Hoja1.I14:Hoja1.I14</svg:desc>
                </draw:g>
              </table:table-cell>
              <table:table-cell office:value-type="string">
                <text:p>Desv. Estándar</text:p>
                <draw:g>
                  <svg:desc>Hoja1.J14:Hoja1.J14</svg:desc>
                </draw:g>
              </table:table-cell>
              <table:table-cell office:value-type="string">
                <text:p>Nginx</text:p>
                <draw:g>
                  <svg:desc>Hoja1.K14:Hoja1.K14</svg:desc>
                </draw:g>
              </table:table-cell>
              <table:table-cell office:value-type="string">
                <text:p>Desv. Estándar</text:p>
                <draw:g>
                  <svg:desc>Hoja1.L14:Hoja1.L14</svg:desc>
                </draw:g>
              </table:table-cell>
              <table:table-cell office:value-type="string">
                <text:p>Haproxy</text:p>
                <draw:g>
                  <svg:desc>Hoja1.M14:Hoja1.M14</svg:desc>
                </draw:g>
              </table:table-cell>
              <table:table-cell office:value-type="string">
                <text:p>Desv. Estándar</text:p>
                <draw:g>
                  <svg:desc>Hoja1.N14:Hoja1.N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 for test</text:p>
                <draw:g>
                  <svg:desc>Hoja1.H15:Hoja1.H15</svg:desc>
                </draw:g>
              </table:table-cell>
              <table:table-cell office:value-type="float" office:value="4.64">
                <text:p>4.64</text:p>
                <draw:g>
                  <svg:desc>Hoja1.I15:Hoja1.I15</svg:desc>
                </draw:g>
              </table:table-cell>
              <table:table-cell office:value-type="float" office:value="0.29698484809835">
                <text:p>0.29698484809835</text:p>
                <draw:g>
                  <svg:desc>Hoja1.J15:Hoja1.J15</svg:desc>
                </draw:g>
              </table:table-cell>
              <table:table-cell office:value-type="float" office:value="4.582">
                <text:p>4.582</text:p>
                <draw:g>
                  <svg:desc>Hoja1.K15:Hoja1.K15</svg:desc>
                </draw:g>
              </table:table-cell>
              <table:table-cell office:value-type="float" office:value="0.0932523458149981">
                <text:p>0.0932523458149981</text:p>
                <draw:g>
                  <svg:desc>Hoja1.L15:Hoja1.L15</svg:desc>
                </draw:g>
              </table:table-cell>
              <table:table-cell office:value-type="float" office:value="4.188">
                <text:p>4.188</text:p>
                <draw:g>
                  <svg:desc>Hoja1.M15:Hoja1.M15</svg:desc>
                </draw:g>
              </table:table-cell>
              <table:table-cell office:value-type="float" office:value="0.125123938556936">
                <text:p>0.125123938556936</text:p>
                <draw:g>
                  <svg:desc>Hoja1.N15:Hoja1.N15</svg:desc>
                </draw:g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end" svg:x="12.888cm" svg:y="2.958cm" style:legend-expansion="high" chart:style-name="ch2"/>
        <chart:plot-area chart:style-name="ch3" table:cell-range-address="Hoja1.H17:Hoja1.N17 Hoja1.I14:Hoja1.N14" chart:data-source-has-labels="both" svg:x="0.319cm" svg:y="0.18cm" svg:width="12.25cm" svg:height="8.645cm">
          <chartooo:coordinate-region svg:x="1.311cm" svg:y="0.379cm" svg:width="11.258cm" svg:height="7.799cm"/>
          <chart:axis chart:dimension="x" chart:name="primary-x" chart:style-name="ch4" chartooo:axis-type="auto">
            <chartooo:date-scale/>
            <chart:categories table:cell-range-address="Hoja1.H17:Hoja1.H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I17:Hoja1.I17" chart:label-cell-address="Hoja1.I14:Hoja1.I14" chart:class="chart:bar">
            <chart:data-point/>
          </chart:series>
          <chart:series chart:style-name="ch8" chart:values-cell-range-address="Hoja1.J17:Hoja1.J17" chart:label-cell-address="Hoja1.J14:Hoja1.J14" chart:class="chart:bar">
            <chart:data-point/>
          </chart:series>
          <chart:series chart:style-name="ch9" chart:values-cell-range-address="Hoja1.K17:Hoja1.K17" chart:label-cell-address="Hoja1.K14:Hoja1.K14" chart:class="chart:bar">
            <chart:data-point/>
          </chart:series>
          <chart:series chart:style-name="ch10" chart:values-cell-range-address="Hoja1.L17:Hoja1.L17" chart:label-cell-address="Hoja1.L14:Hoja1.L14" chart:class="chart:bar">
            <chart:data-point/>
          </chart:series>
          <chart:series chart:style-name="ch11" chart:values-cell-range-address="Hoja1.M17:Hoja1.M17" chart:label-cell-address="Hoja1.M14:Hoja1.M14" chart:class="chart:bar">
            <chart:data-point/>
          </chart:series>
          <chart:series chart:style-name="ch12" chart:values-cell-range-address="Hoja1.N17:Hoja1.N17" chart:label-cell-address="Hoja1.N14:Hoja1.N14" chart:class="chart:bar">
            <chart:data-point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st</text:p>
                <draw:g>
                  <svg:desc>Hoja1.I14:Hoja1.I14</svg:desc>
                </draw:g>
              </table:table-cell>
              <table:table-cell office:value-type="string">
                <text:p>Desv. Estándar</text:p>
                <draw:g>
                  <svg:desc>Hoja1.J14:Hoja1.J14</svg:desc>
                </draw:g>
              </table:table-cell>
              <table:table-cell office:value-type="string">
                <text:p>Nginx</text:p>
                <draw:g>
                  <svg:desc>Hoja1.K14:Hoja1.K14</svg:desc>
                </draw:g>
              </table:table-cell>
              <table:table-cell office:value-type="string">
                <text:p>Desv. Estándar</text:p>
                <draw:g>
                  <svg:desc>Hoja1.L14:Hoja1.L14</svg:desc>
                </draw:g>
              </table:table-cell>
              <table:table-cell office:value-type="string">
                <text:p>Haproxy</text:p>
                <draw:g>
                  <svg:desc>Hoja1.M14:Hoja1.M14</svg:desc>
                </draw:g>
              </table:table-cell>
              <table:table-cell office:value-type="string">
                <text:p>Desv. Estándar</text:p>
                <draw:g>
                  <svg:desc>Hoja1.N14:Hoja1.N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quests per second</text:p>
                <draw:g>
                  <svg:desc>Hoja1.H17:Hoja1.H17</svg:desc>
                </draw:g>
              </table:table-cell>
              <table:table-cell office:value-type="float" office:value="4492.818">
                <text:p>4492.818</text:p>
                <draw:g>
                  <svg:desc>Hoja1.I17:Hoja1.I17</svg:desc>
                </draw:g>
              </table:table-cell>
              <table:table-cell office:value-type="float" office:value="143.043080979123">
                <text:p>143.043080979123</text:p>
                <draw:g>
                  <svg:desc>Hoja1.J17:Hoja1.J17</svg:desc>
                </draw:g>
              </table:table-cell>
              <table:table-cell office:value-type="float" office:value="2418.296">
                <text:p>2418.296</text:p>
                <draw:g>
                  <svg:desc>Hoja1.K17:Hoja1.K17</svg:desc>
                </draw:g>
              </table:table-cell>
              <table:table-cell office:value-type="float" office:value="78.2851090821236">
                <text:p>78.2851090821236</text:p>
                <draw:g>
                  <svg:desc>Hoja1.L17:Hoja1.L17</svg:desc>
                </draw:g>
              </table:table-cell>
              <table:table-cell office:value-type="float" office:value="2986.754">
                <text:p>2986.754</text:p>
                <draw:g>
                  <svg:desc>Hoja1.M17:Hoja1.M17</svg:desc>
                </draw:g>
              </table:table-cell>
              <table:table-cell office:value-type="float" office:value="134.076083713689">
                <text:p>134.076083713689</text:p>
                <draw:g>
                  <svg:desc>Hoja1.N17:Hoja1.N17</svg:desc>
                </draw:g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